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8.108cm"/>
    </style:style>
    <style:style style:name="pr12" style:family="presentation" style:parent-style-name="oranssi-subtitle">
      <style:graphic-properties draw:fill="solid" draw:fill-color="#ffffff" draw:auto-grow-height="true" fo:min-height="18.063cm"/>
    </style:style>
    <style:style style:name="pr13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FreeMono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font-name="FreeMono"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 </text:span><text:span text:style-name="T7">forca(int) </text:span><text:span text:style-name="T17">E</text:span><text:span text:style-name="T16"> </text:span><text:span text:style-name="T7">energia(int)</text:span><text:span text:style-name="T16"> </text:span><text:span text:style-name="T17">E </text:span><text:span text:style-name="T18">experiencia(int)</text:span><text:span text:style-name="T19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5" text:id="id25">Crie uma <text:span text:style-name="T11">struct</text:span> qualquer relacionada ao seu projeto.</text:p>
                <text:list>
                  <text:list-item>
                    <text:p xml:id="id26" text:id="id26">Seja criativo!</text:p>
                  </text:list-item>
                </text:list>
              </text:list-item>
              <text:list-item>
                <text:p xml:id="id27" text:id="id27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8" text:id="id28"><text:span text:style-name="T8">struct</text:span><text:span text:style-name="T11"> T t;</text:span></text:p>
                    <text:p xml:id="id29" text:id="id29"><text:span text:style-name="T11">preenche(&amp;t);</text:span></text:p>
                    <text:p xml:id="id30" text:id="id30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1" text:id="id31">Crie uma <text:span text:style-name="T11">struct</text:span> que contenha outra <text:span text:style-name="T11">struct</text:span>.</text:p>
                <text:list>
                  <text:list-item>
                    <text:p xml:id="id32" text:id="id32">Seja criativo!</text:p>
                  </text:list-item>
                </text:list>
              </text:list-item>
              <text:list-item>
                <text:p xml:id="id33" text:id="id33">Crie uma função <text:span text:style-name="T11">preenche2</text:span> que recebe um ponteiro para o novo tipo criado e leia os campos para a variável passada.</text:p>
                <text:list>
                  <text:list-item>
                    <text:p xml:id="id34" text:id="id34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7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caractere que representa a sua “imagem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3">struct</text:span> para representar um personagem</text:p>
                <text:list>
                  <text:list-item>
                    <text:p>A posição também deve ser uma <text:span text:style-name="T23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1" draw:text-style-name="P7" draw:layer="layout" svg:width="8.59cm" svg:height="8.108cm" svg:x="18.57cm" svg:y="12.42cm">
          <draw:text-box>
            <text:p text:style-name="P6"><text:span text:style-name="T24"><text:s text:c="2"/></text:span><text:span text:style-name="T24">0 1 2 3 4 5 6 7 8 9</text:span></text:p>
            <text:p text:style-name="P6"><text:span text:style-name="T24">0 <text:s text:c="8"/>t</text:span></text:p>
            <text:p text:style-name="P6"><text:span text:style-name="T24">1 <text:s text:c="2"/>$</text:span></text:p>
            <text:p text:style-name="P6"><text:span text:style-name="T24">2</text:span></text:p>
            <text:p text:style-name="P6"><text:span text:style-name="T24">3 <text:s text:c="12"/>*</text:span></text:p>
            <text:p text:style-name="P6"><text:span text:style-name="T24">4</text:span></text:p>
            <text:p text:style-name="P6"><text:span text:style-name="T24">5 <text:s text:c="16"/>&amp;</text:span></text:p>
            <text:p text:style-name="P6"><text:span text:style-name="T24">6 <text:s text:c="4"/>@</text:span></text:p>
            <text:p text:style-name="P6"><text:span text:style-name="T24">7</text:span></text:p>
            <text:p text:style-name="P6"><text:span text:style-name="T24">8 <text:s text:c="8"/>b</text:span></text:p>
            <text:p text:style-name="P6"><text:span text:style-name="T24">9 <text:s text:c="16"/>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2" draw:text-style-name="P7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</text:span><text:span text:style-name="T21">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3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5" text:id="id35">União, Variante, <text:span text:style-name="T9">Sum Type</text:span></text:p>
              </text:list-item>
              <text:list-item>
                <text:p xml:id="id36" text:id="id36">Construtor de tipos novos</text:p>
                <text:list>
                  <text:list-item>
                    <text:p xml:id="id37" text:id="id37">construtor <text:span text:style-name="T12">OU</text:span></text:p>
                  </text:list-item>
                  <text:list-item>
                    <text:p xml:id="id38" text:id="id38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5">OU </text:span><text:span text:style-name="T13">...</text:span></text:p>
                  </text:list-item>
                </text:list>
              </text:list-item>
              <text:list-item>
                <text:p xml:id="id39" text:id="id39">Exemplo:</text:p>
                <text:list>
                  <text:list-item>
                    <text:p xml:id="id40" text:id="id40"><text:span text:style-name="T26">Uma </text:span><text:span text:style-name="T27">Identidade</text:span><text:span text:style-name="T26"> é representada por um tipo composto por </text:span><text:span text:style-name="T27">IFP(int)</text:span><text:span text:style-name="T26"> </text:span><text:span text:style-name="T28">OU</text:span><text:span text:style-name="T26"> </text:span><text:span text:style-name="T27">CPF(int)</text:span><text:span text:style-name="T26"> </text:span><text:span text:style-name="T28">OU </text:span><text:span text:style-name="T29">experiencia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1</meta:editing-cycles>
    <meta:editing-duration>P58DT23H43M1S</meta:editing-duration>
    <meta:initial-creator>chico </meta:initial-creator>
    <dc:date>2018-05-30T17:34:13.656243914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